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style:text-outline="false" style:text-line-through-style="none" style:text-line-through-type="none" style:font-name="Times-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2pt" style:language-asian="none" style:country-asian="none" style:font-style-asian="normal" style:font-weight-asian="normal" style:font-name-complex="Times-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7" style:family="table-cell" style:parent-style-name="Default">
      <style:text-properties fo:color="#000000"/>
    </style:style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_max</text:p>
          </table:table-cell>
          <table:table-cell office:value-type="string" calcext:value-type="string">
            <text:p>k_m</text:p>
          </table:table-cell>
          <table:table-cell office:value-type="string" calcext:value-type="string">
            <text:p>effective_k_m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_max</text:p>
          </table:table-cell>
          <table:table-cell table:style-name="Default" office:value-type="string" calcext:value-type="string">
            <text:p>no_den</text:p>
          </table:table-cell>
          <table:table-cell table:style-name="Default" office:value-type="string" calcext:value-type="string">
            <text:p>with_den</text:p>
          </table:table-cell>
          <table:table-cell office:value-type="string" calcext:value-type="string">
            <text:p>half_life</text:p>
          </table:table-cell>
          <table:table-cell office:value-type="string" calcext:value-type="string">
            <text:p>k/k_effectiv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2]/[.C2]" office:value-type="float" office:value="0.930665425779432" calcext:value-type="float">
            <text:p>0.930665425779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est13</text:p>
          </table:table-cell>
          <table:table-cell office:value-type="string" calcext:value-type="string">
            <text:p>test6</text:p>
          </table:table-cell>
          <table:table-cell/>
          <table:table-cell table:formula="of:=[.B2]/[.C2]" office:value-type="float" office:value="12.5639832480223" calcext:value-type="float">
            <text:p>12.5639832480223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3]/[.C3]" office:value-type="float" office:value="1.42450142450142" calcext:value-type="float">
            <text:p>1.4245014245014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ripiprazole</text:p>
          </table:table-cell>
          <table:table-cell table:style-name="ce2" office:value-type="string" calcext:value-type="string">
            <text:p>4+-1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5</text:p>
          </table:table-cell>
          <table:table-cell office:value-type="float" office:value="75" calcext:value-type="float">
            <text:p>75</text:p>
          </table:table-cell>
          <table:table-cell table:formula="of:=[.B3]/[.C3]" office:value-type="float" office:value="10.6837606837607" calcext:value-type="float">
            <text:p>10.68376068376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4]/[.C4]" office:value-type="float" office:value="2.84900284900285" calcext:value-type="float">
            <text:p>2.8490028490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est11</text:p>
          </table:table-cell>
          <table:table-cell office:value-type="string" calcext:value-type="string">
            <text:p>test4</text:p>
          </table:table-cell>
          <table:table-cell/>
          <table:table-cell table:formula="of:=[.B4]/[.C4]" office:value-type="float" office:value="10.6837606837607" calcext:value-type="float">
            <text:p>10.68376068376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5]/[.C5]" office:value-type="float" office:value="5.91715976331361" calcext:value-type="float">
            <text:p>5.9171597633136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est16</text:p>
          </table:table-cell>
          <table:table-cell office:value-type="string" calcext:value-type="string">
            <text:p>test3/test20</text:p>
          </table:table-cell>
          <table:table-cell/>
          <table:table-cell table:formula="of:=[.B5]/[.C5]" office:value-type="float" office:value="10.3550295857988" calcext:value-type="float">
            <text:p>10.355029585798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6]/[.C6]" office:value-type="float" office:value="6.04932526756631" calcext:value-type="float">
            <text:p>6.0493252675663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test10</text:p>
          </table:table-cell>
          <table:table-cell office:value-type="string" calcext:value-type="string">
            <text:p>test2/test19</text:p>
          </table:table-cell>
          <table:table-cell/>
          <table:table-cell table:formula="of:=[.B6]/[.C6]" office:value-type="float" office:value="12.5639832480223" calcext:value-type="float">
            <text:p>12.563983248022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7]/[.C7]" office:value-type="float" office:value="18.5185185185185" calcext:value-type="float">
            <text:p>18.5185185185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est12</text:p>
          </table:table-cell>
          <table:table-cell office:value-type="string" calcext:value-type="string">
            <text:p>test7</text:p>
          </table:table-cell>
          <table:table-cell/>
          <table:table-cell table:formula="of:=[.B7]/[.C7]" office:value-type="float" office:value="10.6837606837607" calcext:value-type="float">
            <text:p>10.6837606837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8]/[.C8]" office:value-type="float" office:value="23.2666356444858" calcext:value-type="float">
            <text:p>23.26663564448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17</text:p>
          </table:table-cell>
          <table:table-cell office:value-type="string" calcext:value-type="string">
            <text:p>test1</text:p>
          </table:table-cell>
          <table:table-cell/>
          <table:table-cell table:formula="of:=[.B8]/[.C8]" office:value-type="float" office:value="12.5639832480223" calcext:value-type="float">
            <text:p>12.563983248022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9]/[.C9]" office:value-type="float" office:value="38.4615384615385" calcext:value-type="float">
            <text:p>38.4615384615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18</text:p>
          </table:table-cell>
          <table:table-cell office:value-type="string" calcext:value-type="string">
            <text:p>test9</text:p>
          </table:table-cell>
          <table:table-cell/>
          <table:table-cell table:formula="of:=[.B9]/[.C9]" office:value-type="float" office:value="10.3550295857988" calcext:value-type="float">
            <text:p>10.3550295857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10]/[.C10]" office:value-type="float" office:value="71.2250712250712" calcext:value-type="float">
            <text:p>71.2250712250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formula="of:=[.B10]/[.C10]" office:value-type="float" office:value="10.6837606837607" calcext:value-type="float">
            <text:p>10.6837606837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11]/[.C11]" office:value-type="float" office:value="147.92899408284" calcext:value-type="float">
            <text:p>147.92899408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15</text:p>
          </table:table-cell>
          <table:table-cell office:value-type="string" calcext:value-type="string">
            <text:p>test8</text:p>
          </table:table-cell>
          <table:table-cell/>
          <table:table-cell table:formula="of:=[.B11]/[.C11]" office:value-type="float" office:value="10.3550295857988" calcext:value-type="float">
            <text:p>10.355029585798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st21</text:p>
          </table:table-cell>
          <table:table-cell table:style-name="Default" office:value-type="string" calcext:value-type="string">
            <text:p>no drug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_max(uM)</text:p>
          </table:table-cell>
          <table:table-cell office:value-type="string" calcext:value-type="string">
            <text:p>K_m(uM)</text:p>
          </table:table-cell>
          <table:table-cell office:value-type="string" calcext:value-type="string">
            <text:p>Nominal_K_m(uM)</text:p>
          </table:table-cell>
          <table:table-cell table:style-name="Default" office:value-type="string" calcext:value-type="string">
            <text:p>C_m/Nominal_K_m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2]/[.C2]" office:value-type="float" office:value="0.930665425779432" calcext:value-type="float">
            <text:p>0.931</text:p>
          </table:table-cell>
          <table:table-cell table:number-columns-repeated="2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3]/[.C3]" office:value-type="float" office:value="1.42450142450142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ripiprazol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4]/[.C4]" office:value-type="float" office:value="2.84900284900285" calcext:value-type="float">
            <text:p>2.849</text:p>
          </table:table-cell>
          <table:table-cell table:style-name="ce6"/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5]/[.C5]" office:value-type="float" office:value="5.91715976331361" calcext:value-type="float">
            <text:p>5.917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6]/[.C6]" office:value-type="float" office:value="6.04932526756631" calcext:value-type="float">
            <text:p>6.04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nown drug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7]/[.C7]" office:value-type="float" office:value="18.5185185185185" calcext:value-type="float">
            <text:p>18.5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0.2149" calcext:value-type="float">
            <text:p>0.2149</text:p>
          </table:table-cell>
          <table:table-cell table:formula="of:=[.A8]/[.C8]" office:value-type="float" office:value="23.2666356444858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own drug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9]/[.C9]" office:value-type="float" office:value="38.4615384615385" calcext:value-type="float">
            <text:p>38.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 contr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0702" calcext:value-type="float">
            <text:p>0.0702</text:p>
          </table:table-cell>
          <table:table-cell table:formula="of:=[.A10]/[.C10]" office:value-type="float" office:value="71.2250712250712" calcext:value-type="float">
            <text:p>71.2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0338" calcext:value-type="float">
            <text:p>0.0338</text:p>
          </table:table-cell>
          <table:table-cell table:formula="of:=[.A11]/[.C11]" office:value-type="float" office:value="147.92899408284" calcext:value-type="float">
            <text:p>147.9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ve control</text:p>
          </table:table-cell>
        </table:table-row>
      </table:table>
      <table:named-expressions/>
      <table:database-ranges>
        <table:database-range table:name="__Anonymous_Sheet_DB__0" table:target-range-address="Sheet1.A1:Sheet1.J1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1:06:34.30421713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9T21:48:28.328605525</meta:creation-date>
    <dc:date>2022-04-12T12:18:01.737332967</dc:date>
    <meta:editing-duration>PT7H36M16S</meta:editing-duration>
    <meta:editing-cycles>59</meta:editing-cycles>
    <meta:generator>LibreOffice/7.2.2.2$MacOSX_X86_64 LibreOffice_project/02b2acce88a210515b4a5bb2e46cbfb63fe97d56</meta:generator>
    <meta:document-statistic meta:table-count="2" meta:cell-count="155" meta:object-count="0"/>
  </office:meta>
</office:document-meta>
</file>